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7e1" officeooo:paragraph-rsid="0019e7e1"/>
    </style:style>
    <style:style style:name="P2" style:family="paragraph" style:parent-style-name="Standard">
      <style:text-properties style:text-position="0% 100%" fo:font-size="14pt" fo:font-weight="bold" officeooo:rsid="0019e7e1" officeooo:paragraph-rsid="0019e7e1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2pt" fo:font-weight="normal" officeooo:rsid="001b62c9" officeooo:paragraph-rsid="001b62c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19e7e1" officeooo:paragraph-rsid="0019e7e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19e7e1" officeooo:paragraph-rsid="0019e7e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3pt" fo:font-weight="normal" officeooo:rsid="0019e7e1" officeooo:paragraph-rsid="0019e7e1" style:font-size-asian="13pt" style:font-weight-asian="normal" style:font-size-complex="13pt" style:font-weight-complex="normal"/>
    </style:style>
    <style:style style:name="P8" style:family="paragraph" style:parent-style-name="Standard">
      <style:text-properties fo:color="#3465a4" officeooo:rsid="0019e7e1" officeooo:paragraph-rsid="0019e7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Commands</text:p>
      <text:p text:style-name="P4">git config --global user.name "Anand"</text:p>
      <text:p text:style-name="P4">git config --global user.email "ajkadakkal@gmail.com"</text:p>
      <text:p text:style-name="P4">git config --global core.editor "nano"</text:p>
      <text:p text:style-name="P4">git config --global color.ui true</text:p>
      <text:p text:style-name="P4">git config --list</text:p>
      <text:p text:style-name="P2"/>
      <text:p text:style-name="P7">nano .gitignore</text:p>
      <text:p text:style-name="P2"/>
      <text:p text:style-name="P5">git init</text:p>
      <text:p text:style-name="P6">git add .</text:p>
      <text:p text:style-name="P6">git commit -m "Initial Commit"</text:p>
      <text:p text:style-name="P6">git status</text:p>
      <text:p text:style-name="P6"/>
      <text:p text:style-name="P6"/>
      <text:p text:style-name="P6">git remote add origin <text:a xlink:type="simple" xlink:href="https://github.com/aj2460/blog-tut.git" text:style-name="Internet_20_link" text:visited-style-name="Visited_20_Internet_20_Link">https://github.com/aj2460/blog-tut.git</text:a></text:p>
      <text:p text:style-name="P6">git push -u origin master</text:p>
      <text:p text:style-name="P2"/>
      <text:p text:style-name="P2">Blog - <text:s/>Tutorial</text:p>
      <text:p text:style-name="P1"/>
      <text:p text:style-name="P1">Start a new Project on PyCharm (Blog)</text:p>
      <text:p text:style-name="P1"/>
      <text:p text:style-name="P1">In pycharm terminal type-</text:p>
      <text:p text:style-name="P8">pip install django</text:p>
      <text:p text:style-name="P1"/>
      <text:p text:style-name="P1">Create a django project</text:p>
      <text:p text:style-name="P8">django-admin startproject blog</text:p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45:24.970092844</meta:creation-date>
    <dc:date>2019-03-02T13:00:03.858199053</dc:date>
    <meta:editing-duration>PT1H33M14S</meta:editing-duration>
    <meta:editing-cycles>3</meta:editing-cycles>
    <meta:generator>LibreOffice/6.1.4.2$Linux_X86_64 LibreOffice_project/10$Build-2</meta:generator>
    <meta:document-statistic meta:table-count="0" meta:image-count="0" meta:object-count="0" meta:page-count="1" meta:paragraph-count="19" meta:word-count="78" meta:character-count="496" meta:non-whitespace-character-count="441"/>
  </office:meta>
</office:document-meta>
</file>